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Gentium" fo:font-size="22pt" style:font-size-asian="22pt" style:font-size-complex="22pt"/>
    </style:style>
    <style:style style:name="P3" style:family="paragraph">
      <style:text-properties style:font-name="Gentium" fo:font-size="16pt" style:font-size-asian="16pt" style:font-size-complex="16pt"/>
    </style:style>
    <style:style style:name="T1" style:family="text">
      <style:text-properties style:font-name="Gentium" fo:font-size="22pt" style:font-size-asian="22pt" style:font-size-complex="22pt"/>
    </style:style>
    <style:style style:name="T2" style:family="text">
      <style:text-properties style:font-name="Genti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9.398cm" svg:x="4.557cm" svg:y="0.6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82cm" svg:height="1.136cm" svg:x="5.573cm" svg:y="1.177cm">
          <draw:text-box>
            <text:p><text:span text:style-name="T1">LCD_controler</text:span></text:p>
          </draw:text-box>
        </draw:frame>
        <draw:line draw:style-name="gr3" draw:text-style-name="P1" draw:layer="layout" svg:x1="4.559cm" svg:y1="9.081cm" svg:x2="2.527cm" svg:y2="9.081cm">
          <text:p/>
        </draw:line>
        <draw:line draw:style-name="gr3" draw:text-style-name="P1" draw:layer="layout" svg:x1="2.525cm" svg:y1="9.051cm" svg:x2="2.525cm" svg:y2="11.083cm">
          <text:p/>
        </draw:line>
        <draw:frame draw:style-name="gr2" draw:text-style-name="P3" draw:layer="layout" svg:width="1.759cm" svg:height="0.895cm" svg:x="1.636cm" svg:y="11.204cm">
          <draw:text-box>
            <text:p><text:span text:style-name="T2">Clock</text:span></text:p>
          </draw:text-box>
        </draw:frame>
        <draw:line draw:style-name="gr3" draw:text-style-name="P1" draw:layer="layout" svg:x1="4.557cm" svg:y1="8.543cm" svg:x2="5.065cm" svg:y2="9.051cm">
          <text:p/>
        </draw:line>
        <draw:line draw:style-name="gr3" draw:text-style-name="P1" draw:layer="layout" svg:x1="5.065cm" svg:y1="9.051cm" svg:x2="4.557cm" svg:y2="9.559cm">
          <text:p/>
        </draw:line>
        <draw:line draw:style-name="gr4" draw:text-style-name="P1" draw:layer="layout" svg:x1="1.255cm" svg:y1="2.105cm" svg:x2="4.557cm" svg:y2="2.105cm">
          <text:p/>
        </draw:line>
        <draw:frame draw:style-name="gr2" draw:text-style-name="P3" draw:layer="layout" svg:width="2.962cm" svg:height="0.895cm" svg:x="1.128cm" svg:y="1.083cm">
          <draw:text-box>
            <text:p><text:span text:style-name="T2">iLCD_reset</text:span></text:p>
          </draw:text-box>
        </draw:frame>
        <draw:line draw:style-name="gr4" draw:text-style-name="P1" draw:layer="layout" svg:x1="1.255cm" svg:y1="3.635cm" svg:x2="4.557cm" svg:y2="3.635cm">
          <text:p/>
        </draw:line>
        <draw:frame draw:style-name="gr2" draw:text-style-name="P3" draw:layer="layout" svg:width="2.822cm" svg:height="0.895cm" svg:x="1.001cm" svg:y="2.353cm">
          <draw:text-box>
            <text:p><text:span text:style-name="T2">iLCD_data</text:span></text:p>
          </draw:text-box>
        </draw:frame>
        <draw:line draw:style-name="gr3" draw:text-style-name="P1" draw:layer="layout" svg:x1="2.144cm" svg:y1="4.01cm" svg:x2="2.906cm" svg:y2="3.248cm">
          <text:p/>
        </draw:line>
        <draw:frame draw:style-name="gr5" draw:text-style-name="P3" draw:layer="layout" svg:width="0.762cm" svg:height="0.895cm" svg:x="2.323cm" svg:y="3.78cm">
          <draw:text-box>
            <text:p><text:span text:style-name="T2">4</text:span></text:p>
          </draw:text-box>
        </draw:frame>
        <draw:line draw:style-name="gr4" draw:text-style-name="P1" draw:layer="layout" svg:x1="1.255cm" svg:y1="5.794cm" svg:x2="4.557cm" svg:y2="5.794cm">
          <text:p/>
        </draw:line>
        <draw:frame draw:style-name="gr2" draw:text-style-name="P3" draw:layer="layout" svg:width="3.69cm" svg:height="0.895cm" svg:x="0.747cm" svg:y="4.772cm">
          <draw:text-box>
            <text:p><text:span text:style-name="T2">iLCD_writeEN</text:span></text:p>
          </draw:text-box>
        </draw:frame>
        <draw:line draw:style-name="gr4" draw:text-style-name="P1" draw:layer="layout" svg:x1="4.557cm" svg:y1="7.439cm" svg:x2="1.255cm" svg:y2="7.439cm">
          <text:p/>
        </draw:line>
        <draw:frame draw:style-name="gr2" draw:text-style-name="P3" draw:layer="layout" svg:width="4.003cm" svg:height="0.895cm" svg:x="0.74cm" svg:y="6.29cm">
          <draw:text-box>
            <text:p><text:span text:style-name="T2">oLCD_response</text:span></text:p>
          </draw:text-box>
        </draw:frame>
        <draw:line draw:style-name="gr4" draw:text-style-name="P1" draw:layer="layout" svg:x1="11.923cm" svg:y1="3.058cm" svg:x2="15.225cm" svg:y2="3.058cm">
          <text:p/>
        </draw:line>
        <draw:frame draw:style-name="gr2" draw:text-style-name="P3" draw:layer="layout" svg:width="2.953cm" svg:height="0.895cm" svg:x="12.177cm" svg:y="1.806cm">
          <draw:text-box>
            <text:p><text:span text:style-name="T2">oLCD_data</text:span></text:p>
          </draw:text-box>
        </draw:frame>
        <draw:line draw:style-name="gr3" draw:text-style-name="P1" draw:layer="layout" svg:x1="12.812cm" svg:y1="3.433cm" svg:x2="13.574cm" svg:y2="2.671cm">
          <text:p/>
        </draw:line>
        <draw:frame draw:style-name="gr5" draw:text-style-name="P3" draw:layer="layout" svg:width="0.762cm" svg:height="0.895cm" svg:x="12.991cm" svg:y="3.203cm">
          <draw:text-box>
            <text:p><text:span text:style-name="T2">4</text:span></text:p>
          </draw:text-box>
        </draw:frame>
        <draw:line draw:style-name="gr4" draw:text-style-name="P1" draw:layer="layout" svg:x1="11.923cm" svg:y1="5.628cm" svg:x2="15.225cm" svg:y2="5.628cm">
          <text:p/>
        </draw:line>
        <draw:frame draw:style-name="gr2" draw:text-style-name="P3" draw:layer="layout" svg:width="3.787cm" svg:height="0.895cm" svg:x="12.05cm" svg:y="4.606cm">
          <draw:text-box>
            <text:p><text:span text:style-name="T2">oLCD_Enabled</text:span></text:p>
          </draw:text-box>
        </draw:frame>
        <draw:line draw:style-name="gr4" draw:text-style-name="P1" draw:layer="layout" svg:x1="11.923cm" svg:y1="7.4cm" svg:x2="15.225cm" svg:y2="7.4cm">
          <text:p/>
        </draw:line>
        <draw:frame draw:style-name="gr2" draw:text-style-name="P3" draw:layer="layout" svg:width="5.222cm" svg:height="0.895cm" svg:x="12.05cm" svg:y="6.378cm">
          <draw:text-box>
            <text:p><text:span text:style-name="T2">oLCD_RegisterSe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5T14:21:35.359054274</meta:creation-date>
    <dc:date>2015-05-15T15:18:49.008961009</dc:date>
    <meta:editing-duration>PT9M51S</meta:editing-duration>
    <meta:editing-cycles>3</meta:editing-cycles>
    <meta:generator>LibreOffice/4.2.8.2$Linux_X86_64 LibreOffice_project/420m0$Build-2</meta:generator>
    <meta:document-statistic meta:object-count="25"/>
  </office:meta>
</office:document-meta>
</file>